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1cede" draw:textarea-horizontal-align="justify" draw:textarea-vertical-align="middle" draw:auto-grow-height="false" fo:min-height="2.512cm" fo:min-width="13.47cm"/>
    </style:style>
    <style:style style:name="gr2" style:family="graphic" style:parent-style-name="standard">
      <style:graphic-properties draw:fill-color="#e5e5aa" draw:textarea-horizontal-align="justify" draw:textarea-vertical-align="middle" draw:auto-grow-height="false" fo:min-height="0.385cm" fo:min-width="2.29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53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899cm"/>
    </style:style>
    <style:style style:name="gr6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7" style:family="graphic" style:parent-style-name="standard">
      <style:graphic-properties draw:fill-color="#ccafa5" draw:textarea-horizontal-align="justify" draw:textarea-vertical-align="middle" draw:auto-grow-height="false" fo:min-height="1.735cm" fo:min-width="1.406cm"/>
    </style:style>
    <style:style style:name="gr8" style:family="graphic" style:parent-style-name="standard">
      <style:graphic-properties draw:fill-color="#ccd8c7" draw:textarea-horizontal-align="justify" draw:textarea-vertical-align="middle" draw:auto-grow-height="false" fo:min-height="0.385cm" fo:min-width="2.294cm"/>
    </style:style>
    <style:style style:name="gr9" style:family="graphic" style:parent-style-name="standard">
      <style:graphic-properties draw:textarea-horizontal-align="justify" draw:textarea-vertical-align="middle" draw:auto-grow-height="false" fo:min-height="0.258cm" fo:min-width="0.008cm"/>
    </style:style>
    <style:style style:name="P1" style:family="paragraph">
      <style:paragraph-properties fo:text-align="center"/>
    </style:style>
    <style:style style:name="P2" style:family="paragraph">
      <loext:graphic-properties draw:fill-color="#c1cede"/>
      <style:paragraph-properties fo:text-align="center"/>
      <style:text-properties fo:color="#999999" fo:font-size="14pt"/>
    </style:style>
    <style:style style:name="P3" style:family="paragraph">
      <loext:graphic-properties draw:fill-color="#e5e5aa"/>
      <style:paragraph-properties fo:text-align="center"/>
      <style:text-properties fo:font-size="10.5pt" style:font-size-asian="10.5pt" style:font-size-complex="10.5pt"/>
    </style:style>
    <style:style style:name="P4" style:family="paragraph">
      <loext:graphic-properties draw:fill="none"/>
      <style:paragraph-properties fo:text-align="center"/>
      <style:text-properties fo:font-size="12pt"/>
    </style:style>
    <style:style style:name="P5" style:family="paragraph">
      <loext:graphic-properties draw:fill="none" draw:fill-color="#ffffff"/>
      <style:text-properties fo:font-size="12pt"/>
    </style:style>
    <style:style style:name="P6" style:family="paragraph">
      <loext:graphic-properties draw:fill-color="#ccafa5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ccd8c7"/>
      <style:paragraph-properties fo:text-align="center"/>
      <style:text-properties fo:font-size="10.5pt" style:font-size-asian="10.5pt" style:font-size-complex="10.5pt"/>
    </style:style>
    <style:style style:name="P9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color="#999999" fo:font-size="14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3.97cm" svg:height="2.762cm" svg:x="3.794cm" svg:y="4.715cm">
          <text:p text:style-name="P1"><text:span text:style-name="T1">Bundle </text:span><text:span text:style-name="T1">Protoc</text:span><text:span text:style-name="T1">ol </text:span><text:span text:style-name="T1">Librar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2.794cm" svg:height="0.635cm" svg:x="4.275cm" svg:y="4.719cm">
          <text:p text:style-name="P1"><text:span text:style-name="T2">bplib_process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.698cm" svg:y1="3.285cm" svg:x2="5.699cm" svg:y2="4.682cm">
          <text:p/>
        </draw:line>
        <draw:frame draw:style-name="gr4" draw:text-style-name="P5" draw:layer="layout" svg:width="2.039cm" svg:height="0.725cm" svg:x="4.651cm" svg:y="2.518cm">
          <draw:text-box>
            <text:p><text:span text:style-name="T3">Bundles</text:span></text:p>
          </draw:text-box>
        </draw:frame>
        <draw:frame draw:style-name="gr5" draw:text-style-name="P5" draw:layer="layout" svg:width="1.399cm" svg:height="0.725cm" svg:x="11.739cm" svg:y="2.521cm">
          <draw:text-box>
            <text:p><text:span text:style-name="T3">Data</text:span></text:p>
          </draw:text-box>
        </draw:frame>
        <draw:frame draw:style-name="gr4" draw:text-style-name="P5" draw:layer="layout" svg:width="2.039cm" svg:height="0.725cm" svg:x="14.559cm" svg:y="2.522cm">
          <draw:text-box>
            <text:p><text:span text:style-name="T3">Bundles</text:span></text:p>
          </draw:text-box>
        </draw:frame>
        <draw:frame draw:style-name="gr5" draw:text-style-name="P5" draw:layer="layout" svg:width="1.399cm" svg:height="0.725cm" svg:x="8.07cm" svg:y="2.527cm">
          <draw:text-box>
            <text:p><text:span text:style-name="T3">Data</text:span></text:p>
          </draw:text-box>
        </draw:frame>
        <draw:custom-shape draw:style-name="gr2" draw:text-style-name="P3" xml:id="id4" draw:id="id4" draw:layer="layout" svg:width="2.794cm" svg:height="0.635cm" svg:x="11.033cm" svg:y="4.719cm">
          <text:p text:style-name="P1"><text:span text:style-name="T2">bplib_stor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2.794cm" svg:height="0.635cm" svg:x="14.189cm" svg:y="4.719cm">
          <text:p text:style-name="P1"><text:span text:style-name="T2">bplib_loa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2.794cm" svg:height="0.635cm" svg:x="7.369cm" svg:y="4.71cm">
          <text:p text:style-name="P1"><text:span text:style-name="T2">bplib_accept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2.453cm" svg:y1="3.286cm" svg:x2="12.453cm" svg:y2="4.683cm">
          <text:p/>
        </draw:line>
        <draw:line draw:style-name="gr6" draw:text-style-name="P4" draw:layer="layout" svg:x1="8.799cm" svg:y1="3.286cm" svg:x2="8.799cm" svg:y2="4.683cm">
          <text:p/>
        </draw:line>
        <draw:line draw:style-name="gr6" draw:text-style-name="P4" draw:layer="layout" svg:x1="15.599cm" svg:y1="3.287cm" svg:x2="15.599cm" svg:y2="4.684cm">
          <text:p/>
        </draw:line>
        <draw:custom-shape draw:style-name="gr7" draw:text-style-name="P6" xml:id="id2" draw:id="id2" draw:layer="layout" svg:width="1.905cm" svg:height="3.175cm" svg:x="6.28cm" svg:y="8.62cm">
          <text:p text:style-name="P1"><text:span text:style-name="T4">Payload</text:span></text:p>
          <text:p text:style-name="P1"><text:span text:style-name="T4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6" xml:id="id5" draw:id="id5" draw:layer="layout" svg:width="1.905cm" svg:height="3.175cm" svg:x="13.08cm" svg:y="8.62cm">
          <text:p text:style-name="P1"><text:span text:style-name="T4">Bundle</text:span></text:p>
          <text:p text:style-name="P1"><text:span text:style-name="T4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7" draw:layer="layout" svg:x1="5.672cm" svg:y1="5.354cm" svg:x2="6.28cm" svg:y2="10.208cm" draw:start-shape="id1" draw:start-glue-point="2" draw:end-shape="id2" draw:end-glue-point="6" svg:d="M5672 5354v4854h608" svg:viewBox="0 0 609 4855">
          <text:p/>
        </draw:connector>
        <draw:connector draw:style-name="gr3" draw:text-style-name="P7" draw:layer="layout" svg:x1="8.185cm" svg:y1="10.208cm" svg:x2="8.766cm" svg:y2="5.345cm" draw:start-shape="id2" draw:start-glue-point="8" draw:end-shape="id3" svg:d="M8185 10208h581v-4863" svg:viewBox="0 0 582 4864">
          <text:p/>
        </draw:connector>
        <draw:connector draw:style-name="gr3" draw:text-style-name="P7" draw:layer="layout" svg:x1="12.43cm" svg:y1="5.354cm" svg:x2="13.08cm" svg:y2="10.208cm" draw:start-shape="id4" draw:start-glue-point="2" draw:end-shape="id5" draw:end-glue-point="6" svg:d="M12430 5354v4854h650" svg:viewBox="0 0 651 4855">
          <text:p/>
        </draw:connector>
        <draw:connector draw:style-name="gr3" draw:text-style-name="P7" draw:layer="layout" svg:x1="14.985cm" svg:y1="10.208cm" svg:x2="15.586cm" svg:y2="5.354cm" draw:start-shape="id5" draw:start-glue-point="8" draw:end-shape="id6" draw:end-glue-point="2" svg:d="M14985 10208h601v-4854" svg:viewBox="0 0 602 4855">
          <text:p/>
        </draw:connector>
        <draw:custom-shape draw:style-name="gr8" draw:text-style-name="P8" draw:layer="layout" svg:width="2.794cm" svg:height="0.635cm" svg:x="4.275cm" svg:y="7.801cm">
          <text:p text:style-name="P1"><text:span text:style-name="T2">enqueue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794cm" svg:height="0.635cm" svg:x="7.375cm" svg:y="7.801cm">
          <text:p text:style-name="P1"><text:span text:style-name="T2">dequeue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794cm" svg:height="0.635cm" svg:x="14.175cm" svg:y="7.801cm">
          <text:p text:style-name="P1"><text:span text:style-name="T2">dequeue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794cm" svg:height="0.635cm" svg:x="11.075cm" svg:y="7.801cm">
          <text:p text:style-name="P1"><text:span text:style-name="T2">enqueu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3.97cm" svg:height="2.762cm" svg:x="4.048cm" svg:y="17.034cm">
          <text:p text:style-name="P1"><text:span text:style-name="T1">Bundle Protocol Librar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2.794cm" svg:height="0.635cm" svg:x="4.529cm" svg:y="17.038cm">
          <text:p text:style-name="P1"><text:span text:style-name="T2">bplib_process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.952cm" svg:y1="15.604cm" svg:x2="5.953cm" svg:y2="17.001cm">
          <text:p/>
        </draw:line>
        <draw:frame draw:style-name="gr4" draw:text-style-name="P5" draw:layer="layout" svg:width="2.039cm" svg:height="0.725cm" svg:x="4.905cm" svg:y="14.837cm">
          <draw:text-box>
            <text:p><text:span text:style-name="T3">Bundles</text:span></text:p>
          </draw:text-box>
        </draw:frame>
        <draw:frame draw:style-name="gr5" draw:text-style-name="P5" draw:layer="layout" svg:width="1.399cm" svg:height="0.725cm" svg:x="11.993cm" svg:y="14.84cm">
          <draw:text-box>
            <text:p><text:span text:style-name="T3">Data</text:span></text:p>
          </draw:text-box>
        </draw:frame>
        <draw:frame draw:style-name="gr4" draw:text-style-name="P5" draw:layer="layout" svg:width="2.039cm" svg:height="0.725cm" svg:x="14.813cm" svg:y="14.841cm">
          <draw:text-box>
            <text:p><text:span text:style-name="T3">Bundles</text:span></text:p>
          </draw:text-box>
        </draw:frame>
        <draw:frame draw:style-name="gr5" draw:text-style-name="P5" draw:layer="layout" svg:width="1.399cm" svg:height="0.725cm" svg:x="8.324cm" svg:y="14.846cm">
          <draw:text-box>
            <text:p><text:span text:style-name="T3">Data</text:span></text:p>
          </draw:text-box>
        </draw:frame>
        <draw:custom-shape draw:style-name="gr2" draw:text-style-name="P3" xml:id="id10" draw:id="id10" draw:layer="layout" svg:width="2.794cm" svg:height="0.635cm" svg:x="11.287cm" svg:y="17.038cm">
          <text:p text:style-name="P1"><text:span text:style-name="T2">bplib_stor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2" draw:id="id12" draw:layer="layout" svg:width="2.794cm" svg:height="0.635cm" svg:x="14.443cm" svg:y="17.038cm">
          <text:p text:style-name="P1"><text:span text:style-name="T2">bplib_loa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9" draw:id="id9" draw:layer="layout" svg:width="2.794cm" svg:height="0.635cm" svg:x="7.623cm" svg:y="17.029cm">
          <text:p text:style-name="P1"><text:span text:style-name="T2">bplib_accept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2.707cm" svg:y1="15.605cm" svg:x2="12.707cm" svg:y2="17.002cm">
          <text:p/>
        </draw:line>
        <draw:line draw:style-name="gr6" draw:text-style-name="P4" draw:layer="layout" svg:x1="9.053cm" svg:y1="15.605cm" svg:x2="9.053cm" svg:y2="17.002cm">
          <text:p/>
        </draw:line>
        <draw:line draw:style-name="gr6" draw:text-style-name="P4" draw:layer="layout" svg:x1="15.853cm" svg:y1="15.606cm" svg:x2="15.853cm" svg:y2="17.003cm">
          <text:p/>
        </draw:line>
        <draw:custom-shape draw:style-name="gr7" draw:text-style-name="P6" xml:id="id8" draw:id="id8" draw:layer="layout" svg:width="1.905cm" svg:height="3.175cm" svg:x="6.534cm" svg:y="20.939cm">
          <text:p text:style-name="P1"><text:span text:style-name="T4">Payload</text:span></text:p>
          <text:p text:style-name="P1"><text:span text:style-name="T4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6" xml:id="id11" draw:id="id11" draw:layer="layout" svg:width="1.905cm" svg:height="3.175cm" svg:x="13.334cm" svg:y="20.939cm">
          <text:p text:style-name="P1"><text:span text:style-name="T4">Bundle</text:span></text:p>
          <text:p text:style-name="P1"><text:span text:style-name="T4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7" draw:layer="layout" svg:x1="5.926cm" svg:y1="17.673cm" svg:x2="6.534cm" svg:y2="22.527cm" draw:start-shape="id7" draw:start-glue-point="2" draw:end-shape="id8" draw:end-glue-point="6" svg:d="M5926 17673v4854h608" svg:viewBox="0 0 609 4855">
          <text:p/>
        </draw:connector>
        <draw:connector draw:style-name="gr3" draw:text-style-name="P7" draw:layer="layout" svg:x1="8.439cm" svg:y1="22.527cm" svg:x2="9.02cm" svg:y2="17.664cm" draw:start-shape="id8" draw:start-glue-point="8" draw:end-shape="id9" svg:d="M8439 22527h581v-4863" svg:viewBox="0 0 582 4864">
          <text:p/>
        </draw:connector>
        <draw:connector draw:style-name="gr3" draw:text-style-name="P7" draw:layer="layout" svg:x1="12.684cm" svg:y1="17.673cm" svg:x2="13.334cm" svg:y2="22.527cm" draw:start-shape="id10" draw:start-glue-point="2" draw:end-shape="id11" draw:end-glue-point="6" svg:d="M12684 17673v4854h650" svg:viewBox="0 0 651 4855">
          <text:p/>
        </draw:connector>
        <draw:connector draw:style-name="gr3" draw:text-style-name="P7" draw:layer="layout" svg:x1="15.239cm" svg:y1="22.527cm" svg:x2="15.84cm" svg:y2="17.673cm" draw:start-shape="id11" draw:start-glue-point="8" draw:end-shape="id12" draw:end-glue-point="2" svg:d="M15239 22527h601v-4854" svg:viewBox="0 0 602 4855">
          <text:p/>
        </draw:connector>
        <draw:custom-shape draw:style-name="gr8" draw:text-style-name="P8" draw:layer="layout" svg:width="2.794cm" svg:height="0.635cm" svg:x="4.529cm" svg:y="20.12cm">
          <text:p text:style-name="P1"><text:span text:style-name="T2">enqueue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794cm" svg:height="0.635cm" svg:x="7.629cm" svg:y="20.12cm">
          <text:p text:style-name="P1"><text:span text:style-name="T2">dequeue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794cm" svg:height="0.635cm" svg:x="14.429cm" svg:y="20.12cm">
          <text:p text:style-name="P1"><text:span text:style-name="T2">dequeue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794cm" svg:height="0.635cm" svg:x="11.329cm" svg:y="20.12cm">
          <text:p text:style-name="P1"><text:span text:style-name="T2">enqueue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905cm" svg:height="3.175cm" svg:x="9.934cm" svg:y="23.139cm">
          <text:p text:style-name="P1"><text:span text:style-name="T4">ACS</text:span></text:p>
          <text:p text:style-name="P1"><text:span text:style-name="T4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9" draw:layer="layout" svg:width="1.016cm" svg:height="1.016cm" svg:x="5.409cm" svg:y="18.172cm">
          <text:p text:style-name="P1"><text:span text:style-name="T5">typ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1T09:04:46.094577518</meta:creation-date>
    <dc:date>2019-08-09T09:59:20.329172447</dc:date>
    <meta:editing-duration>P1DT10H35M49S</meta:editing-duration>
    <meta:editing-cycles>75</meta:editing-cycles>
    <meta:generator>LibreOffice/5.1.6.2$Linux_X86_64 LibreOffice_project/10m0$Build-2</meta:generator>
    <meta:document-statistic meta:object-count="48"/>
  </office:meta>
</office:document-meta>
</file>